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 style:data-style-name="N37"/>
    <style:style style:name="ce5" style:family="table-cell" style:parent-style-name="Default">
      <style:text-properties style:text-underline-style="none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#e6e6ff"/>
      <style:text-properties style:text-underline-style="none"/>
    </style:style>
    <style:style style:name="ce8" style:family="table-cell" style:parent-style-name="Default">
      <style:table-cell-properties fo:background-color="#e6e6ff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8"/>
        <table:table-column table:style-name="co1" table:number-columns-repeated="15" table:default-cell-style-name="Default"/>
        <table:table-row table:style-name="ro2">
          <table:table-cell table:style-name="ce1"/>
          <table:table-cell office:value-type="string">
            <text:p>Old name</text:p>
          </table:table-cell>
          <table:table-cell office:value-type="string">
            <text:p>Description</text:p>
          </table:table-cell>
          <table:table-cell office:value-type="string">
            <text:p>Unit</text:p>
          </table:table-cell>
          <table:table-cell office:value-type="string">
            <text:p>Uncertain</text:p>
          </table:table-cell>
          <table:table-cell office:value-type="string">
            <text:p>Dimensions</text:p>
          </table:table-cell>
          <table:table-cell office:value-type="string">
            <text:p>Deklaration (neu)</text:p>
          </table:table-cell>
          <table:table-cell office:value-type="string">
            <text:p>Declaration (alt)</text:p>
          </table:table-cell>
          <table:table-cell office:value-type="string">
            <text:p>Used in</text:p>
          </table:table-cell>
          <table:table-cell table:number-columns-repeated="8"/>
          <table:table-cell office:value-type="string">
            <text:p>Umnennen in</text:p>
          </table:table-cell>
          <table:table-cell office:value-type="string">
            <text:p>Umnennen noch in</text:p>
          </table:table-cell>
          <table:table-cell table:number-columns-repeated="3"/>
          <table:table-cell office:value-type="string">
            <text:p>Eingefügt nach Weitergabe an Conrad</text:p>
          </table:table-cell>
        </table:table-row>
        <table:table-row table:style-name="ro2">
          <table:table-cell table:style-name="ce1"/>
          <table:table-cell table:style-name="ce3"/>
          <table:table-cell table:number-columns-repeated="6"/>
          <table:table-cell office:value-type="string">
            <text:p>soilwat.f90</text:p>
          </table:table-cell>
          <table:table-cell office:value-type="string">
            <text:p>readhymo.f90</text:p>
          </table:table-cell>
          <table:table-cell office:value-type="string">
            <text:p>hymo_all.f90</text:p>
          </table:table-cell>
          <table:table-cell office:value-type="string">
            <text:p>sedi_yield.f9090</text:p>
          </table:table-cell>
          <table:table-cell office:value-type="string">
            <text:p>readgen.f90</text:p>
          </table:table-cell>
          <table:table-cell office:value-type="string">
            <text:p>routing.f90</text:p>
          </table:table-cell>
          <table:table-cell office:value-type="string">
            <text:p>wasa.f90</text:p>
          </table:table-cell>
          <table:table-cell office:value-type="string">
            <text:p>climo.f90</text:p>
          </table:table-cell>
          <table:table-cell office:value-type="string">
            <text:p>Petcalc.f90</text:p>
          </table:table-cell>
          <table:table-cell/>
          <table:table-cell office:value-type="string">
            <text:p>lake.f0</text:p>
          </table:table-cell>
          <table:table-cell office:value-type="string">
            <text:p>etp_soil.f90</text:p>
          </table:table-cell>
          <table:table-cell office:value-type="string">
            <text:p>routing_new.f90</text:p>
          </table:table-cell>
          <table:table-cell office:value-type="string">
            <text:p>routing_coefficients.f90</text:p>
          </table:table-cell>
          <table:table-cell/>
        </table:table-row>
        <table:table-row table:style-name="ro2">
          <table:table-cell office:value-type="string">
            <text:p>Aet</text:p>
          </table:table-cell>
          <table:table-cell/>
          <table:table-cell office:value-type="string">
            <text:p>daily actual evapotranspi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aet_red_mem</text:p>
          </table:table-cell>
          <table:table-cell office:value-type="string">
            <text:p>Aetredmerk</text:p>
          </table:table-cell>
          <table:table-cell office:value-type="string">
            <text:p>reduction of evaporation due to interception evaporation for hourly version (-)</text:p>
          </table:table-cell>
          <table:table-cell table:number-columns-repeated="2"/>
          <table:table-cell office:value-type="string">
            <text:p>maxterrain,maxsoil</text:p>
          </table:table-cell>
          <table:table-cell office:value-type="string">
            <text:p>hymo_h.f90</text:p>
          </table:table-cell>
          <table:table-cell/>
          <table:table-cell office:value-type="string">
            <text:p>R/W</text:p>
          </table:table-cell>
          <table:table-cell table:number-columns-repeated="14"/>
        </table:table-row>
        <table:table-row table:style-name="ro2">
          <table:table-cell office:value-type="string">
            <text:p>aet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</text:p>
          </table:table-cell>
          <table:table-cell table:number-columns-repeated="2"/>
          <table:table-cell office:value-type="string">
            <text:p>maxsoil</text:p>
          </table:table-cell>
          <table:table-cell table:number-columns-repeated="17"/>
        </table:table-row>
        <table:table-row table:style-name="ro2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>
            <text:p>frac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aettc</text:p>
          </table:table-cell>
          <table:table-cell/>
          <table:table-cell office:value-type="string">
            <text:p>average real evapotranspiration of every terrain component (of current day)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lb</text:p>
          </table:table-cell>
          <table:table-cell/>
          <table:table-cell office:value-type="string">
            <text:p>key points (nodes) for seasonal dynamics of vegetation albedo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alluvial_flag</text:p>
          </table:table-cell>
          <table:table-cell/>
          <table:table-cell office:value-type="string">
            <text:p>Flag for each soil (internal id) indicating if it is an alluvial soil</text:p>
          </table:table-cell>
          <table:table-cell table:style-name="ce4" office:value-type="string">
            <text:p>[1/0]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Area</text:p>
          </table:table-cell>
          <table:table-cell/>
          <table:table-cell office:value-type="string">
            <text:p>Area of subbasins</text:p>
          </table:table-cell>
          <table:table-cell office:value-type="string">
            <text:p>km**2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balance</text:p>
          </table:table-cell>
          <table:table-cell/>
          <table:table-cell office:value-type="string">
            <text:p>waterbalance of current LU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6"/>
        </table:table-row>
        <table:table-row table:style-name="ro2">
          <table:table-cell office:value-type="string">
            <text:p>balance_tc</text:p>
          </table:table-cell>
          <table:table-cell/>
          <table:table-cell office:value-type="string">
            <text:p>waterbalance of current TC (in soilwat: bal and watbal)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6"/>
        </table:table-row>
        <table:table-row table:style-name="ro2">
          <table:table-cell office:value-type="string">
            <text:p>Coarse</text:p>
          </table:table-cell>
          <table:table-cell table:number-columns-repeated="2"/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, R</text:p>
          </table:table-cell>
          <table:table-cell table:number-columns-repeated="13"/>
        </table:table-row>
        <table:table-row table:style-name="ro2">
          <table:table-cell office:value-type="string">
            <text:p>conduns</text:p>
          </table:table-cell>
          <table:table-cell/>
          <table:table-cell office:value-type="string">
            <text:p>unsaturated hydraulic conductivity of a horizon</text:p>
          </table:table-cell>
          <table:table-cell table:number-columns-repeated="2"/>
          <table:table-cell office:value-type="string">
            <text:p>maxhori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corr_column_pre_subbas_outflow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corr_column_pre_subbas_outsed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d</text:p>
          </table:table-cell>
          <table:table-cell/>
          <table:table-cell office:value-type="string">
            <text:p>day in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/>
          <table:table-cell office:value-type="string">
            <text:p>r</text:p>
          </table:table-cell>
          <table:table-cell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dayoutsim</text:p>
          </table:table-cell>
          <table:table-cell/>
          <table:table-cell office:value-type="string">
            <text:p>number of days in start year before start month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7"/>
        </table:table-row>
        <table:table-row table:style-name="ro2">
          <table:table-cell office:value-type="string">
            <text:p>dayyear</text:p>
          </table:table-cell>
          <table:table-cell/>
          <table:table-cell office:value-type="string">
            <text:p>number of days to treat in current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7"/>
        </table:table-row>
        <table:table-row table:style-name="ro2">
          <table:table-cell office:value-type="string">
            <text:p>deep_gw_discharg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deep_gw_discharge</text:p>
          </table:table-cell>
          <table:table-cell/>
          <table:table-cell office:value-type="string">
            <text:p>Daily contribution of ground water to di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_gw_recharge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deep_gw_rescharge</text:p>
          </table:table-cell>
          <table:table-cell/>
          <table:table-cell office:value-type="string">
            <text:p>ground water re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gw</text:p>
          </table:table-cell>
          <table:table-cell/>
          <table:table-cell office:value-type="string">
            <text:p>actual deep groundwater storage</text:p>
          </table:table-cell>
          <table:table-cell office:value-type="string">
            <text:p>M³</text:p>
          </table:table-cell>
          <table:table-cell/>
          <table:table-cell office:value-type="string">
            <text:p>subasin,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gw_r</text:p>
          </table:table-cell>
          <table:table-cell/>
          <table:table-cell office:value-type="string">
            <text:p>deprecated: deep groundwater recharge (loss from model / into lin. Gw storage)(output, not for computations)(same as gw_recharge?)</text:p>
          </table:table-cell>
          <table:table-cell office:value-type="string">
            <text:p>M³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deepgwr</text:p>
          </table:table-cell>
          <table:table-cell/>
          <table:table-cell office:value-type="string">
            <text:p>deep groundwater recharge (leaving profile) of TC (in soilwat: deep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6"/>
        </table:table-row>
        <table:table-row table:style-name="ro2">
          <table:table-cell office:value-type="string">
            <text:p>deepgwrsu</text:p>
          </table:table-cell>
          <table:table-cell/>
          <table:table-cell office:value-type="string">
            <text:p>deep groundwater recharge (loss from model or to lin. Gw storage) (subbasin internal variable for all Lus)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1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gwrtc</text:p>
          </table:table-cell>
          <table:table-cell/>
          <table:table-cell office:value-type="string">
            <text:p>deep groundwater recharge for each TC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qgw</text:p>
          </table:table-cell>
          <table:table-cell/>
          <table:table-cell office:value-type="string">
            <text:p>deep groundwater recharge (leaving profile) of TC (internal representation of deepgwrtc in soilwat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fault_rel_sat</text:p>
          </table:table-cell>
          <table:table-cell/>
          <table:table-cell office:value-type="string">
            <text:p>default relative saturation (initial value for all horizons, if not specified otherwise)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16"/>
        </table:table-row>
        <table:table-row table:style-name="ro2">
          <table:table-cell office:value-type="string">
            <text:p>do_erosion</text:p>
          </table:table-cell>
          <table:table-cell/>
          <table:table-cell office:value-type="string">
            <text:p>indicate, if erosion is to be simulated</text:p>
          </table:table-cell>
          <table:table-cell office:value-type="string">
            <text:p>0/1</text:p>
          </table:table-cell>
          <table:table-cell office:value-type="string">
            <text:p>Neu</text:p>
          </table:table-cell>
          <table:table-cell table:number-columns-repeated="2"/>
          <table:table-cell office:value-type="string">
            <text:p>common_i.f90</text:p>
          </table:table-cell>
          <table:table-cell/>
          <table:table-cell office:value-type="string">
            <text:p>R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_pre_outflow</text:p>
          </table:table-cell>
          <table:table-cell/>
          <table:table-cell office:value-type="string">
            <text:p>flag for using prespecified subasin outflow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do_pre_outsed</text:p>
          </table:table-cell>
          <table:table-cell/>
          <table:table-cell office:value-type="string">
            <text:p>flag for using prespecified sediment load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doacudes</text:p>
          </table:table-cell>
          <table:table-cell/>
          <table:table-cell office:value-type="string">
            <text:p>flag: includes dam calculation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alllattc</text:p>
          </table:table-cell>
          <table:table-cell/>
          <table:table-cell office:value-type="string">
            <text:p>flag: rout latflow compeletely to next downslope TC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hour</text:p>
          </table:table-cell>
          <table:table-cell/>
          <table:table-cell office:value-type="string">
            <text:p>flag: do hourly version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latsc</text:p>
          </table:table-cell>
          <table:table-cell/>
          <table:table-cell office:value-type="string">
            <text:p>flag: do latflow within TCs (surface runoff)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latscsub</text:p>
          </table:table-cell>
          <table:table-cell/>
          <table:table-cell office:value-type="string">
            <text:p>flag: do latflow within TCs (subsurface runoff)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lattc</text:p>
          </table:table-cell>
          <table:table-cell/>
          <table:table-cell office:value-type="string">
            <text:p>flag: do latflow between TC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reservoir</text:p>
          </table:table-cell>
          <table:table-cell/>
          <table:table-cell office:value-type="string">
            <text:p>flag: do reservoir calculation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trans</text:p>
          </table:table-cell>
          <table:table-cell/>
          <table:table-cell office:value-type="string">
            <text:p>flag: do water transpositions betwen sub-basin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wnbasin</text:p>
          </table:table-cell>
          <table:table-cell/>
          <table:table-cell office:value-type="string">
            <text:p>MAP ID of down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1</text:p>
          </table:table-cell>
          <table:table-cell table:number-columns-repeated="16"/>
        </table:table-row>
        <table:table-row table:style-name="ro2">
          <table:table-cell office:value-type="string">
            <text:p>Dt</text:p>
          </table:table-cell>
          <table:table-cell/>
          <table:table-cell office:value-type="string">
            <text:p>Length of timestep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general_h.f90</text:p>
          </table:table-cell>
          <table:table-cell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t_per_day</text:p>
          </table:table-cell>
          <table:table-cell office:value-type="string">
            <text:p>n_hours</text:p>
          </table:table-cell>
          <table:table-cell office:value-type="string">
            <text:p>Number of timesteps per da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tot</text:p>
          </table:table-cell>
          <table:table-cell/>
          <table:table-cell office:value-type="string">
            <text:p>total number of days simulated so f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7"/>
        </table:table-row>
        <table:table-row table:style-name="ro2">
          <table:table-cell office:value-type="string">
            <text:p>etpmax</text:p>
          </table:table-cell>
          <table:table-cell/>
          <table:table-cell office:value-type="string">
            <text:p>For storing the potential evapotranspiration for each SVC within the current TC</text:p>
          </table:table-cell>
          <table:table-cell office:value-type="string">
            <text:p>Mm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etpvert</text:p>
          </table:table-cell>
          <table:table-cell/>
          <table:table-cell office:value-type="string">
            <text:p>Evapotranspiration losses from each horizon (?)</text:p>
          </table:table-cell>
          <table:table-cell office:value-type="string">
            <text:p>?</text:p>
          </table:table-cell>
          <table:table-cell/>
          <table:table-cell office:value-type="string">
            <text:p>Maxhori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Evaps</text:p>
          </table:table-cell>
          <table:table-cell/>
          <table:table-cell office:value-type="string">
            <text:p>Actual soil evaporation in current SVC; Internal name in etp_soil.f90: acts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vapt</text:p>
          </table:table-cell>
          <table:table-cell/>
          <table:table-cell office:value-type="string">
            <text:p>Total actual ET in current SVC; Internal name in etp_soil.f90: act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vapveg</text:p>
          </table:table-cell>
          <table:table-cell/>
          <table:table-cell office:value-type="string">
            <text:p>Actual transpiration in current SVC; Internal name in etp_soil.f90: actveg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rac_lu</text:p>
          </table:table-cell>
          <table:table-cell office:value-type="string">
            <text:p>fracsoter</text:p>
          </table:table-cell>
          <table:table-cell office:value-type="string">
            <text:p>fraction of landscape unit in subbasin</text:p>
          </table:table-cell>
          <table:table-cell office:value-type="string">
            <text:p>Frac</text:p>
          </table:table-cell>
          <table:table-cell/>
          <table:table-cell office:value-type="string">
            <text:p>maxsoter,subasin</text:p>
          </table:table-cell>
          <table:table-cell/>
          <table:table-cell table:style-name="ce7" office:value-type="string">
            <text:p>shared_data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frac_sat</text:p>
          </table:table-cell>
          <table:table-cell/>
          <table:table-cell office:value-type="string">
            <text:p>saturated fraction of each S(V)C in each TC (frac_sat value is relative to TC, not to S(V)C!)</text:p>
          </table:table-cell>
          <table:table-cell office:value-type="string">
            <text:p>-</text:p>
          </table:table-cell>
          <table:table-cell/>
          <table:table-cell office:value-type="string">
            <text:p>sv_comb,maxsoil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frac_svc</text:p>
          </table:table-cell>
          <table:table-cell office:value-type="string">
            <text:p>fracnew</text:p>
          </table:table-cell>
          <table:table-cell office:value-type="string">
            <text:p>fractions of SVCs in each TC</text:p>
          </table:table-cell>
          <table:table-cell office:value-type="string">
            <text:p>-</text:p>
          </table:table-cell>
          <table:table-cell/>
          <table:table-cell office:value-type="string">
            <text:p>maxsoil,sv_comb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fractemp</text:p>
          </table:table-cell>
          <table:table-cell/>
          <table:table-cell office:value-type="string">
            <text:p>areal fractions of terrain components in current LU (excerpt from fracterrain)</text:p>
          </table:table-cell>
          <table:table-cell office:value-type="string">
            <text:p>Frac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fracterrain</text:p>
          </table:table-cell>
          <table:table-cell/>
          <table:table-cell office:value-type="string">
            <text:p>fraction of terrain component in landscape unit</text:p>
          </table:table-cell>
          <table:table-cell office:value-type="string">
            <text:p>Frac</text:p>
          </table:table-cell>
          <table:table-cell/>
          <table:table-cell office:value-type="string">
            <text:p>nterrain</text:p>
          </table:table-cell>
          <table:table-cell/>
          <table:table-cell table:style-name="ce7" office:value-type="string">
            <text:p>shared_data.f90</text:p>
          </table:table-cell>
          <table:table-cell table:number-columns-repeated="15"/>
        </table:table-row>
        <table:table-row table:style-name="ro2">
          <table:table-cell office:value-type="string">
            <text:p>gw_delay</text:p>
          </table:table-cell>
          <table:table-cell/>
          <table:table-cell office:value-type="string">
            <text:p>storage coefficient for groundwater outflow</text:p>
          </table:table-cell>
          <table:table-cell office:value-type="string">
            <text:p>Days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_dist</text:p>
          </table:table-cell>
          <table:table-cell/>
          <table:table-cell office:value-type="string">
            <text:p>initial depth of groundwater below surface</text:p>
          </table:table-cell>
          <table:table-cell office:value-type="string">
            <text:p>Mm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_loss</text:p>
          </table:table-cell>
          <table:table-cell/>
          <table:table-cell office:value-type="string">
            <text:p>Water loss from model domain by seepage to Lus without gw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_loss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gw_recharge</text:p>
          </table:table-cell>
          <table:table-cell/>
          <table:table-cell office:value-type="string">
            <text:p>groundwater recharge (percolation below root zone)(output, not for computations)(same as deepgw_r?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gwr</text:p>
          </table:table-cell>
          <table:table-cell/>
          <table:table-cell office:value-type="string">
            <text:p>percolation below root zone (in soilwat: 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6"/>
        </table:table-row>
        <table:table-row table:style-name="ro2">
          <table:table-cell office:value-type="string">
            <text:p>height</text:p>
          </table:table-cell>
          <table:table-cell/>
          <table:table-cell office:value-type="string">
            <text:p>key points (nodes) for seasonal dynamics of vegetation height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horithact</text:p>
          </table:table-cell>
          <table:table-cell/>
          <table:table-cell office:value-type="string">
            <text:p>soil moisture in every horizon of each SVC in each TC in each LU in each subbasin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horiths</text:p>
          </table:table-cell>
          <table:table-cell/>
          <table:table-cell office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horiz_thickness</text:p>
          </table:table-cell>
          <table:table-cell office:value-type="string">
            <text:p>svcdeph</text:p>
          </table:table-cell>
          <table:table-cell office:value-type="string">
            <text:p>Thickness of soil horizons (for each instance)</text:p>
          </table:table-cell>
          <table:table-cell office:value-type="string">
            <text:p>mm</text:p>
          </table:table-cell>
          <table:table-cell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hortf</text:p>
          </table:table-cell>
          <table:table-cell/>
          <table:table-cell office:value-type="string">
            <text:p>hortonian overland flow 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table:number-columns-repeated="15"/>
        </table:table-row>
        <table:table-row table:style-name="ro2">
          <table:table-cell office:value-type="string">
            <text:p>hortflow</text:p>
          </table:table-cell>
          <table:table-cell/>
          <table:table-cell office:value-type="string">
            <text:p>horton overland flow(output, not for computations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hort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horttc</text:p>
          </table:table-cell>
          <table:table-cell/>
          <table:table-cell office:value-type="string">
            <text:p>horton overland flow</text:p>
          </table:table-cell>
          <table:table-cell table:number-columns-repeated="2"/>
          <table:table-cell office:value-type="string">
            <text:p>sv_comb</text:p>
          </table:table-cell>
          <table:table-cell table:number-columns-repeated="17"/>
        </table:table-row>
        <table:table-row table:style-name="ro2">
          <table:table-cell office:value-type="string">
            <text:p>hours_of_daylight</text:p>
          </table:table-cell>
          <table:table-cell/>
          <table:table-cell office:value-type="string">
            <text:p>number of hours with sunlight per day</text:p>
          </table:table-cell>
          <table:table-cell office:value-type="string">
            <text:p>h</text:p>
          </table:table-cell>
          <table:table-cell/>
          <table:table-cell office:value-type="string">
            <text:p>-</text:p>
          </table:table-cell>
          <table:table-cell table:number-columns-repeated="17"/>
        </table:table-row>
        <table:table-row table:style-name="ro2">
          <table:table-cell office:value-type="string">
            <text:p>hsat</text:p>
          </table:table-cell>
          <table:table-cell/>
          <table:table-cell office:value-type="string">
            <text:p>number of topmost saturated horizon (?) of each SVC of current TC</text:p>
          </table:table-cell>
          <table:table-cell table:number-columns-repeated="2"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_lu</text:p>
          </table:table-cell>
          <table:table-cell office:value-type="string">
            <text:p>Isot</text:p>
          </table:table-cell>
          <table:table-cell office:value-type="string">
            <text:p>Id of LU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_lu2</text:p>
          </table:table-cell>
          <table:table-cell office:value-type="string">
            <text:p>i_lu</text:p>
          </table:table-cell>
          <table:table-cell office:value-type="string">
            <text:p>Internal representation of i_lu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i_subbas</text:p>
          </table:table-cell>
          <table:table-cell office:value-type="string">
            <text:p>Imun</text:p>
          </table:table-cell>
          <table:table-cell office:value-type="string">
            <text:p>Id of subbasin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_subbas2</text:p>
          </table:table-cell>
          <table:table-cell/>
          <table:table-cell office:value-type="string">
            <text:p>Internal representation of i_subbas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i_subbas3</text:p>
          </table:table-cell>
          <table:table-cell office:value-type="string">
            <text:p>Muni</text:p>
          </table:table-cell>
          <table:table-cell office:value-type="string">
            <text:p>Index to subbasin, internal representation of i_subbas2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etp_soil.90</text:p>
          </table:table-cell>
          <table:table-cell table:number-columns-repeated="1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lu_extern</text:p>
          </table:table-cell>
          <table:table-cell office:value-type="string">
            <text:p>Idsoter1</text:p>
          </table:table-cell>
          <table:table-cell office:value-type="string">
            <text:p>Ex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table:number-columns-repeated="15"/>
        </table:table-row>
        <table:table-row table:style-name="ro2">
          <table:table-cell office:value-type="string">
            <text:p>id_lu_intern</text:p>
          </table:table-cell>
          <table:table-cell office:value-type="string">
            <text:p>idsoter2</text:p>
          </table:table-cell>
          <table:table-cell office:value-type="string">
            <text:p>In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maxsoter,ncell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table:number-columns-repeated="15"/>
        </table:table-row>
        <table:table-row table:style-name="ro2">
          <table:table-cell office:value-type="string">
            <text:p>id_soil_extern</text:p>
          </table:table-cell>
          <table:table-cell office:value-type="string">
            <text:p>Idsoil1</text:p>
          </table:table-cell>
          <table:table-cell office:value-type="string">
            <text:p>Ex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id_soil_intern</text:p>
          </table:table-cell>
          <table:table-cell office:value-type="string">
            <text:p>Idsoil1</text:p>
          </table:table-cell>
          <table:table-cell office:value-type="string">
            <text:p>In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maxsoil,sv_comb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d_subbas_extern</text:p>
          </table:table-cell>
          <table:table-cell office:value-type="string">
            <text:p>Idcell1</text:p>
          </table:table-cell>
          <table:table-cell office:value-type="string">
            <text:p>ex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7"/>
          <table:table-cell/>
          <table:table-cell office:value-type="string">
            <text:p>W/R</text:p>
          </table:table-cell>
          <table:table-cell table:number-columns-repeated="8"/>
          <table:table-cell office:value-type="string">
            <text:p>climo.f90, reservoir.f90, routing.f90</text:p>
          </table:table-cell>
          <table:table-cell table:number-columns-repeated="4"/>
        </table:table-row>
        <table:table-row table:style-name="ro2">
          <table:table-cell office:value-type="string">
            <text:p>id_subbas_intern</text:p>
          </table:table-cell>
          <table:table-cell office:value-type="string">
            <text:p>Idcell2</text:p>
          </table:table-cell>
          <table:table-cell office:value-type="string">
            <text:p>In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7"/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id_svc_extern</text:p>
          </table:table-cell>
          <table:table-cell/>
          <table:table-cell office:value-type="string">
            <text:p>External Ids of soil vegetation components</text:p>
          </table:table-cell>
          <table:table-cell office:value-type="string">
            <text:p>Id</text:p>
          </table:table-cell>
          <table:table-cell/>
          <table:table-cell office:value-type="string">
            <text:p>Nsvc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id_tc_type</text:p>
          </table:table-cell>
          <table:table-cell office:value-type="string">
            <text:p>Iter, i_tc</text:p>
          </table:table-cell>
          <table:table-cell office:value-type="string">
            <text:p>Internal Id of TC-type in work</text:p>
          </table:table-cell>
          <table:table-cell office:value-type="string">
            <text:p>Id</text:p>
          </table:table-cell>
          <table:table-cell office:value-type="string">
            <text:p>?</text:p>
          </table:table-cell>
          <table:table-cell office:value-type="string">
            <text:p>-</text:p>
          </table:table-cell>
          <table:table-cell/>
          <table:table-cell office:value-type="string">
            <text:p>hymo.f, hymo_hour.f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id_tc_type2</text:p>
          </table:table-cell>
          <table:table-cell office:value-type="string">
            <text:p>Itc, i_tc2</text:p>
          </table:table-cell>
          <table:table-cell office:value-type="string">
            <text:p>internal representation of id_tc_type (iter / i_tc)</text:p>
          </table:table-cell>
          <table:table-cell office:value-type="string">
            <text:p>Id</text:p>
          </table:table-cell>
          <table:table-cell/>
          <table:table-cell office:value-type="string">
            <text:p>-</text:p>
          </table:table-cell>
          <table:table-cell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id_terrain_extern</text:p>
          </table:table-cell>
          <table:table-cell office:value-type="string">
            <text:p>Idterrain1</text:p>
          </table:table-cell>
          <table:table-cell office:value-type="string">
            <text:p>External Ids of terrain components (indexed by terrain type id)</text:p>
          </table:table-cell>
          <table:table-cell office:value-type="string">
            <text:p>Id</text:p>
          </table:table-cell>
          <table:table-cell/>
          <table:table-cell office:value-type="string">
            <text:p>nterra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id_terrain_intern</text:p>
          </table:table-cell>
          <table:table-cell office:value-type="string">
            <text:p>Idterrain2</text:p>
          </table:table-cell>
          <table:table-cell office:value-type="string">
            <text:p>Internal Ids of terrain components (ID of TC-instance?)</text:p>
          </table:table-cell>
          <table:table-cell office:value-type="string">
            <text:p>Id</text:p>
          </table:table-cell>
          <table:table-cell/>
          <table:table-cell office:value-type="string">
            <text:p>maxterrain,nsoter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d_veg_extern</text:p>
          </table:table-cell>
          <table:table-cell office:value-type="string">
            <text:p>Idveg1</text:p>
          </table:table-cell>
          <table:table-cell office:value-type="string">
            <text:p>Ex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Nveg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id_veg_intern</text:p>
          </table:table-cell>
          <table:table-cell office:value-type="string">
            <text:p>Idveg2</text:p>
          </table:table-cell>
          <table:table-cell office:value-type="string">
            <text:p>In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Maxsoil,sv_comb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nf</text:p>
          </table:table-cell>
          <table:table-cell/>
          <table:table-cell office:value-type="string">
            <text:p>cumulative infiltration during time-step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Infh</text:p>
          </table:table-cell>
          <table:table-cell/>
          <table:table-cell office:value-type="string">
            <text:p>cumulative infiltration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fup</text:p>
          </table:table-cell>
          <table:table-cell/>
          <table:table-cell office:value-type="string">
            <text:p>Not infiltrated water during timestep 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INPUT</text:p>
          </table:table-cell>
          <table:table-cell/>
          <table:table-cell office:value-type="string">
            <text:p>1. use: Effective precipitation plus surface flow from upper Tcs; 2. use: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office:value-type="string">
            <text:p>W/R</text:p>
          </table:table-cell>
          <table:table-cell table:number-columns-repeated="8"/>
          <table:table-cell office:value-type="string">
            <text:p>precip_eff</text:p>
          </table:table-cell>
          <table:table-cell table:number-columns-repeated="5"/>
        </table:table-row>
        <table:table-row table:style-name="ro2">
          <table:table-cell office:value-type="string">
            <text:p>Inputrem</text:p>
          </table:table-cell>
          <table:table-cell/>
          <table:table-cell office:value-type="string">
            <text:p>cumulated "excess" water that is considered for surface runoff and infiltration</text:p>
          </table:table-cell>
          <table:table-cell office:value-type="string">
            <text:p>M**3</text:p>
          </table:table-cell>
          <table:table-cell/>
          <table:table-cell table:style-name="ce2" office:value-type="string">
            <text:p>maxsoil</text:p>
          </table:table-cell>
          <table:table-cell table:style-name="ce2"/>
          <table:table-cell table:number-columns-repeated="16"/>
        </table:table-row>
        <table:table-row table:style-name="ro2">
          <table:table-cell office:value-type="string">
            <text:p>Intc</text:p>
          </table:table-cell>
          <table:table-cell/>
          <table:table-cell office:value-type="string">
            <text:p>daily interception storage evapotranspiration(output, not for computations) 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intc_evap</text:p>
          </table:table-cell>
          <table:table-cell table:style-name="ce2" office:value-type="string">
            <text:p>Intcetp</text:p>
          </table:table-cell>
          <table:table-cell office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>
            <text:p>Maxsoil</text:p>
          </table:table-cell>
          <table:table-cell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intcept_mem</text:p>
          </table:table-cell>
          <table:table-cell office:value-type="string">
            <text:p>intcetpmerk</text:p>
          </table:table-cell>
          <table:table-cell office:value-type="string">
            <text:p>Interception evaporation daily, equally distributed among hours</text:p>
          </table:table-cell>
          <table:table-cell office:value-type="string">
            <text:p>mm</text:p>
          </table:table-cell>
          <table:table-cell/>
          <table:table-cell office:value-type="string">
            <text:p>maxterrain,maxsoil,24</text:p>
          </table:table-cell>
          <table:table-cell/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intcfc</text:p>
          </table:table-cell>
          <table:table-cell/>
          <table:table-cell office:value-type="string">
            <text:p>scaled interception capacity (at the scale of cells for interpolated daily rainfall)</text:p>
          </table:table-cell>
          <table:table-cell office:value-type="string">
            <text:p>?</text:p>
          </table:table-cell>
          <table:table-cell/>
          <table:table-cell office:value-type="string">
            <text:p>ncell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ntcred</text:p>
          </table:table-cell>
          <table:table-cell/>
          <table:table-cell office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>
            <text:p>Maxsoil</text:p>
          </table:table-cell>
          <table:table-cell table:style-name="ce2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8"/>
          <table:table-cell office:value-type="string">
            <text:p>intercept_act</text:p>
          </table:table-cell>
          <table:table-cell table:number-columns-repeated="5"/>
        </table:table-row>
        <table:table-row table:style-name="ro2">
          <table:table-cell office:value-type="string">
            <text:p>intcsu</text:p>
          </table:table-cell>
          <table:table-cell/>
          <table:table-cell office:value-type="string">
            <text:p>daily interception storage evaporation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ntctc</text:p>
          </table:table-cell>
          <table:table-cell/>
          <table:table-cell office:value-type="string">
            <text:p>average interception evaporation of every terrain component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ntercept</text:p>
          </table:table-cell>
          <table:table-cell/>
          <table:table-cell table:style-name="ce2" office:value-type="string">
            <text:p>interception storage of each SC in each TC (mm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,maxsoil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/W</text:p>
          </table:table-cell>
          <table:table-cell table:number-columns-repeated="14"/>
        </table:table-row>
        <table:table-row table:style-name="ro2">
          <table:table-cell office:value-type="string">
            <text:p>Intercepted</text:p>
          </table:table-cell>
          <table:table-cell/>
          <table:table-cell office:value-type="string">
            <text:p>Fraction of runoff from subbasin that is routed thru small reservoirs (acudes) [probably obsolete in newer WASA versions]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reservoir_lake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_sat</text:p>
          </table:table-cell>
          <table:table-cell office:value-type="string">
            <text:p>condsat</text:p>
          </table:table-cell>
          <table:table-cell office:value-type="string">
            <text:p><text:s/>saturated hydraulic conductivity </text:p>
          </table:table-cell>
          <table:table-cell table:style-name="ce2" office:value-type="string">
            <text:p>mm/day</text:p>
          </table:table-cell>
          <table:table-cell office:value-type="string">
            <text:p>nsoil,maxhori</text:p>
          </table:table-cell>
          <table:table-cell table:number-columns-repeated="2"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kfkorr_a,kfkorr_b</text:p>
          </table:table-cell>
          <table:table-cell/>
          <table:table-cell office:value-type="string">
            <text:p>Coefficients for time-variant kfcor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kfkorr_day</text:p>
          </table:table-cell>
          <table:table-cell/>
          <table:table-cell office:value-type="string">
            <text:p>kfkorr for current subbasin and day (used as divisor, not factor!)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kfkorrc</text:p>
          </table:table-cell>
          <table:table-cell/>
          <table:table-cell office:value-type="string">
            <text:p>scaling factor for hydraulic conductivity in infiltration routine (from scaling_factor.dat), used as divisor, not factor!</text:p>
          </table:table-cell>
          <table:table-cell office:value-type="string">
            <text:p>-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L_slp</text:p>
          </table:table-cell>
          <table:table-cell/>
          <table:table-cell office:value-type="string">
            <text:p>absolute slope length of TC</text:p>
          </table:table-cell>
          <table:table-cell office:value-type="string">
            <text:p>m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/>
          <table:table-cell office:value-type="string">
            <text:p>w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1"/>
        </table:table-row>
        <table:table-row table:style-name="ro4">
          <table:table-cell office:value-type="string">
            <text:p>L2</text:p>
          </table:table-cell>
          <table:table-cell/>
          <table:table-cell office:value-type="string">
            <text:p>Subsurface flow draining to river for each horizon of current soil (potential amount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L2eff</text:p>
          </table:table-cell>
          <table:table-cell/>
          <table:table-cell office:value-type="string">
            <text:p>Subsurface flow draining to river for each horizon of current soil (effective amount?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ai</text:p>
          </table:table-cell>
          <table:table-cell/>
          <table:table-cell office:value-type="string">
            <text:p>key points (nodes) for seasonal dynamics of LAI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laimun</text:p>
          </table:table-cell>
          <table:table-cell/>
          <table:table-cell office:value-type="string">
            <text:p>daily mean LAI (output, not for computations)</text:p>
          </table:table-cell>
          <table:table-cell table:style-name="ce2"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laimun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laisu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laitc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lakeinflow</text:p>
          </table:table-cell>
          <table:table-cell/>
          <table:table-cell office:value-type="string">
            <text:p>river inflow (into lakes?) 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latred</text:p>
          </table:table-cell>
          <table:table-cell/>
          <table:table-cell office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>
            <text:p>m**3</text:p>
          </table:table-cell>
          <table:table-cell/>
          <table:table-cell office:value-type="string">
            <text:p>sv_comb,maxhori*3</text:p>
          </table:table-cell>
          <table:table-cell office:value-type="string">
            <text:p>hymo_h.f90</text:p>
          </table:table-cell>
          <table:table-cell/>
          <table:table-cell office:value-type="string">
            <text:p>R/W</text:p>
          </table:table-cell>
          <table:table-cell table:number-columns-repeated="14"/>
        </table:table-row>
        <table:table-row table:style-name="ro2">
          <table:table-cell office:value-type="string">
            <text:p>lu_counter</text:p>
          </table:table-cell>
          <table:table-cell office:value-type="string">
            <text:p>Oc</text:p>
          </table:table-cell>
          <table:table-cell office:value-type="string">
            <text:p>Counter for LUs in one subbasin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Maxhori</text:p>
          </table:table-cell>
          <table:table-cell/>
          <table:table-cell office:value-type="string">
            <text:p>MAXIMUM NUMBER OF HORIZONS IN SOIL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Maxsoil</text:p>
          </table:table-cell>
          <table:table-cell/>
          <table:table-cell office:value-type="string">
            <text:p>MAXIMUM NUMBER OF SOIL COMPONENTS (SVCs) IN TERRAIN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Maxsoter</text:p>
          </table:table-cell>
          <table:table-cell/>
          <table:table-cell office:value-type="string">
            <text:p>MAXIMUM NUMBER OF LU Per subbasin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Maxlu</text:p>
          </table:table-cell>
          <table:table-cell table:number-columns-repeated="5"/>
        </table:table-row>
        <table:table-row table:style-name="ro2">
          <table:table-cell office:value-type="string">
            <text:p>Maxterrain</text:p>
          </table:table-cell>
          <table:table-cell/>
          <table:table-cell office:value-type="string">
            <text:p>MAXIMUM NUMBER OF TERRAIN COMPONENTS IN LU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Muniret</text:p>
          </table:table-cell>
          <table:table-cell/>
          <table:table-cell office:value-type="string">
            <text:p>(output, not for computations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W</text:p>
          </table:table-cell>
          <table:table-cell table:number-columns-repeated="4"/>
        </table:table-row>
        <table:table-row table:style-name="ro2">
          <table:table-cell office:value-type="string">
            <text:p>musle_fac</text:p>
          </table:table-cell>
          <table:table-cell/>
          <table:table-cell office:value-type="string">
            <text:p>Contains MUSLE-Erosion factors, coarse fraction, mannings n for all SVCs</text:p>
          </table:table-cell>
          <table:table-cell/>
          <table:table-cell office:value-type="string">
            <text:p>Neu</text:p>
          </table:table-cell>
          <table:table-cell office:value-type="string">
            <text:p>nsoil,4</text:p>
          </table:table-cell>
          <table:table-cell office:value-type="string">
            <text:p>erosion_h.f90</text:p>
          </table:table-cell>
          <table:table-cell table:style-name="ce7" office:value-type="string">
            <text:p>shared_data.f90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n_sed_class </text:p>
          </table:table-cell>
          <table:table-cell/>
          <table:table-cell office:value-type="string">
            <text:p>Number of particle classes that are considered</text:p>
          </table:table-cell>
          <table:table-cell office:value-type="string">
            <text:p>Count</text:p>
          </table:table-cell>
          <table:table-cell table:number-columns-repeated="19"/>
        </table:table-row>
        <table:table-row table:style-name="ro2">
          <table:table-cell office:value-type="string">
            <text:p>na</text:p>
          </table:table-cell>
          <table:table-cell/>
          <table:table-cell office:value-type="string">
            <text:p>soil pore volume to be filled by infiltrating water </text:p>
          </table:table-cell>
          <table:table-cell table:style-name="ce2" office:value-type="string">
            <text:p>Vol%/100</text:p>
          </table:table-cell>
          <table:table-cell/>
          <table:table-cell office:value-type="string">
            <text:p>maxsoil,maxhori</text:p>
          </table:table-cell>
          <table:table-cell table:number-columns-repeated="17"/>
        </table:table-row>
        <table:table-row table:style-name="ro2">
          <table:table-cell office:value-type="string">
            <text:p>Nbr_lu</text:p>
          </table:table-cell>
          <table:table-cell office:value-type="string">
            <text:p>Nbrsoter</text:p>
          </table:table-cell>
          <table:table-cell office:value-type="string">
            <text:p>number of landscape units within each subbasin</text:p>
          </table:table-cell>
          <table:table-cell office:value-type="string">
            <text:p>Count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nbr_svc</text:p>
          </table:table-cell>
          <table:table-cell office:value-type="string">
            <text:p>nbrsoil </text:p>
          </table:table-cell>
          <table:table-cell table:style-name="ce2" office:value-type="string">
            <text:p>number of soils / SVCs in each instance of Subbas/LU/TC-combination (indexed by TC-instance)</text:p>
          </table:table-cell>
          <table:table-cell table:style-name="ce2" office:value-type="string">
            <text:p>Count</text:p>
          </table:table-cell>
          <table:table-cell table:style-name="ce2"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nbr_svc2</text:p>
          </table:table-cell>
          <table:table-cell/>
          <table:table-cell office:value-type="string">
            <text:p>number of SVCs for each TC-type</text:p>
          </table:table-cell>
          <table:table-cell office:value-type="string">
            <text:p>count</text:p>
          </table:table-cell>
          <table:table-cell/>
          <table:table-cell office:value-type="string">
            <text:p>nterrain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nbrhori</text:p>
          </table:table-cell>
          <table:table-cell/>
          <table:table-cell office:value-type="string">
            <text:p>number of horizons in soil</text:p>
          </table:table-cell>
          <table:table-cell table:number-columns-repeated="2"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nbrrooth</text:p>
          </table:table-cell>
          <table:table-cell/>
          <table:table-cell office:value-type="string">
            <text:p>number of horizons within root zone</text:p>
          </table:table-cell>
          <table:table-cell office:value-type="string">
            <text:p>Count</text:p>
          </table:table-cell>
          <table:table-cell/>
          <table:table-cell office:value-type="string">
            <text:p>maxsoil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nbrterrain</text:p>
          </table:table-cell>
          <table:table-cell/>
          <table:table-cell office:value-type="string">
            <text:p>number of terrain components in landscape unit</text:p>
          </table:table-cell>
          <table:table-cell office:value-type="string">
            <text:p>Count</text:p>
          </table:table-cell>
          <table:table-cell/>
          <table:table-cell office:value-type="string">
            <text:p>nsoter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nsoil</text:p>
          </table:table-cell>
          <table:table-cell/>
          <table:table-cell office:value-type="string">
            <text:p>TOTAL NUMBER OF SOIL COMPONEN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soter</text:p>
          </table:table-cell>
          <table:table-cell/>
          <table:table-cell office:value-type="string">
            <text:p>TOTAL NUMBER OF SOTER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lu</text:p>
          </table:table-cell>
          <table:table-cell office:value-type="string">
            <text:p>Eva</text:p>
          </table:table-cell>
          <table:table-cell table:number-columns-repeated="4"/>
        </table:table-row>
        <table:table-row table:style-name="ro2">
          <table:table-cell office:value-type="string">
            <text:p>Nsvc</text:p>
          </table:table-cell>
          <table:table-cell/>
          <table:table-cell office:value-type="string">
            <text:p>TOTAL NUMBER OF SVC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terrain</text:p>
          </table:table-cell>
          <table:table-cell/>
          <table:table-cell office:value-type="string">
            <text:p>TOTAL NUMBER OF TERRAIN COMPONENTS IN STUDY AREA (i.e. TC type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trans</text:p>
          </table:table-cell>
          <table:table-cell/>
          <table:table-cell office:value-type="string">
            <text:p>TOTAL NUMBER OF TRANSPOSITIONS BETWEEN Sub-basin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veg</text:p>
          </table:table-cell>
          <table:table-cell/>
          <table:table-cell office:value-type="string">
            <text:p>TOTAL NUMBER OF VEGETATION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ovflow</text:p>
          </table:table-cell>
          <table:table-cell/>
          <table:table-cell office:value-type="string">
            <text:p>total surface runoff for each subbasin and day of year (output only, no computations)</text:p>
          </table:table-cell>
          <table:table-cell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ov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particle_classes</text:p>
          </table:table-cell>
          <table:table-cell/>
          <table:table-cell office:value-type="string">
            <text:p>Mean particle diameters for each class</text:p>
          </table:table-cell>
          <table:table-cell office:value-type="string">
            <text:p>mm</text:p>
          </table:table-cell>
          <table:table-cell/>
          <table:table-cell office:value-type="string">
            <text:p>n_sed_class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Percol</text:p>
          </table:table-cell>
          <table:table-cell/>
          <table:table-cell office:value-type="string">
            <text:p>Percolation,i.e. water leaving the lowermost horizon</text:p>
          </table:table-cell>
          <table:table-cell office:value-type="string">
            <text:p>mm?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iod</text:p>
          </table:table-cell>
          <table:table-cell/>
          <table:table-cell office:value-type="string">
            <text:p>key points for seasonal vegetation variation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Pet</text:p>
          </table:table-cell>
          <table:table-cell/>
          <table:table-cell office:value-type="string">
            <text:p>daily potential evapotranspiration </text:p>
          </table:table-cell>
          <table:table-cell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9"/>
          <table:table-cell office:value-type="string">
            <text:p>W</text:p>
          </table:table-cell>
          <table:table-cell table:number-columns-repeated="6"/>
        </table:table-row>
        <table:table-row table:style-name="ro2">
          <table:table-cell office:value-type="string">
            <text:p>pet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pfadn</text:p>
          </table:table-cell>
          <table:table-cell/>
          <table:table-cell office:value-type="string">
            <text:p>out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pfadp</text:p>
          </table:table-cell>
          <table:table-cell/>
          <table:table-cell office:value-type="string">
            <text:p>in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Porem</text:p>
          </table:table-cell>
          <table:table-cell/>
          <table:table-cell office:value-type="string">
            <text:p>Van-Genuchten n-parameter ( = pore-size index +1.) (-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poresz</text:p>
          </table:table-cell>
          <table:table-cell/>
          <table:table-cell office:value-type="string">
            <text:p>Brooks-Corey pore-size index (-) (transformed into Van-Genuchten m-parameter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pre_subbas_outflow</text:p>
          </table:table-cell>
          <table:table-cell/>
          <table:table-cell office:value-type="string">
            <text:p>pre-specified outflow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pre_subbas_outsed</text:p>
          </table:table-cell>
          <table:table-cell/>
          <table:table-cell office:value-type="string">
            <text:p>pre-specified sediment load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Prec</text:p>
          </table:table-cell>
          <table:table-cell/>
          <table:table-cell office:value-type="string">
            <text:p>Precipitation within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Precday</text:p>
          </table:table-cell>
          <table:table-cell/>
          <table:table-cell office:value-type="string">
            <text:p>Daily precipitation sum of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prechall</text:p>
          </table:table-cell>
          <table:table-cell/>
          <table:table-cell office:value-type="string">
            <text:p>excerpt of preciph (rainfall) valid for 24 hours of the current subbas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prechall2</text:p>
          </table:table-cell>
          <table:table-cell/>
          <table:table-cell office:value-type="string">
            <text:p>internal representation of prechall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Precip</text:p>
          </table:table-cell>
          <table:table-cell/>
          <table:table-cell office:value-type="string">
            <text:p>Daily Precipitation of current simulation year for each subbasin</text:p>
          </table:table-cell>
          <table:table-cell office:value-type="string">
            <text:p>mm/d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reciph</text:p>
          </table:table-cell>
          <table:table-cell/>
          <table:table-cell office:value-type="string">
            <text:p>rainfall for hourly version</text:p>
          </table:table-cell>
          <table:table-cell office:value-type="string">
            <text:p>mm</text:p>
          </table:table-cell>
          <table:table-cell/>
          <table:table-cell office:value-type="string">
            <text:p>366*24, subbasin</text:p>
          </table:table-cell>
          <table:table-cell office:value-type="string">
            <text:p>general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7"/>
        </table:table-row>
        <table:table-row table:style-name="ro2">
          <table:table-cell office:value-type="string">
            <text:p>q_sub_in</text:p>
          </table:table-cell>
          <table:table-cell office:value-type="string">
            <text:p>Ql1</text:p>
          </table:table-cell>
          <table:table-cell office:value-type="string">
            <text:p>lateral subsurface flow from upper TC <text:s/>(Internal representation of sublat_in)</text:p>
          </table:table-cell>
          <table:table-cell table:style-name="ce5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q_sub_out</text:p>
          </table:table-cell>
          <table:table-cell office:value-type="string">
            <text:p>Ql2</text:p>
          </table:table-cell>
          <table:table-cell office:value-type="string">
            <text:p>lateral subsurface flow towards lower TC (Internal representation of sublat_out)</text:p>
          </table:table-cell>
          <table:table-cell table:style-name="ce5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q_surf_in</text:p>
          </table:table-cell>
          <table:table-cell office:value-type="string">
            <text:p>Qo1</text:p>
          </table:table-cell>
          <table:table-cell office:value-type="string">
            <text:p>surface runoff from upper TC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q_surf_out</text:p>
          </table:table-cell>
          <table:table-cell office:value-type="string">
            <text:p>Qo2</text:p>
          </table:table-cell>
          <table:table-cell table:style-name="ce2" office:value-type="string">
            <text:p>surface runoff towards lower TC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Qgen</text:p>
          </table:table-cell>
          <table:table-cell/>
          <table:table-cell office:value-type="string">
            <text:p>river flow before acudes (small reservoirs)(output, not for computations)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qgw</text:p>
          </table:table-cell>
          <table:table-cell/>
          <table:table-cell office:value-type="string">
            <text:p>percolation below root zone (internal representation of gwr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>
            <text:p>qloss</text:p>
          </table:table-cell>
          <table:table-cell/>
          <table:table-cell office:value-type="string">
            <text:p>losses in river network by evaporation, output, not for computations ?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6"/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Qmerk</text:p>
          </table:table-cell>
          <table:table-cell/>
          <table:table-cell office:value-type="string">
            <text:p>First iteration infiltration excess (surplus water assigned to each SVC after first iteration)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8"/>
          <table:table-cell office:value-type="string">
            <text:p>Infilt_exs1</text:p>
          </table:table-cell>
          <table:table-cell table:number-columns-repeated="5"/>
        </table:table-row>
        <table:table-row table:style-name="ro2">
          <table:table-cell office:value-type="string">
            <text:p>qmerk2</text:p>
          </table:table-cell>
          <table:table-cell/>
          <table:table-cell office:value-type="string">
            <text:p>Amount of excess water that is redistributed away from each SVC after the first iteration 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qotemp</text:p>
          </table:table-cell>
          <table:table-cell/>
          <table:table-cell office:value-type="string">
            <text:p>Temporary variable for computing return flow from saturated areas (which are saturated at the</text:p>
            <text:p><text:s/>beginning of current timestep)</text:p>
          </table:table-cell>
          <table:table-cell office:value-type="string">
            <text:p>m³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qsub_lu</text:p>
          </table:table-cell>
          <table:table-cell office:value-type="string">
            <text:p>latfsu</text:p>
          </table:table-cell>
          <table:table-cell office:value-type="string">
            <text:p>total subsurface runoff for all Lus of current subbasin (includes ground water!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maxsoter</text:p>
          </table:table-cell>
          <table:table-cell table:number-columns-repeated="17"/>
        </table:table-row>
        <table:table-row table:style-name="ro2">
          <table:table-cell office:value-type="string">
            <text:p>Qsurf</text:p>
          </table:table-cell>
          <table:table-cell/>
          <table:table-cell office:value-type="string">
            <text:p>Surface runoff for each SVC inside a TC</text:p>
          </table:table-cell>
          <table:table-cell/>
          <table:table-cell office:value-type="string">
            <text:p>?</text:p>
          </table:table-cell>
          <table:table-cell table:style-name="ce2" office:value-type="string">
            <text:p>Maxsoil</text:p>
          </table:table-cell>
          <table:table-cell table:style-name="ce2"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Qsurf_lu</text:p>
          </table:table-cell>
          <table:table-cell office:value-type="string">
            <text:p>surfsu</text:p>
          </table:table-cell>
          <table:table-cell office:value-type="string">
            <text:p>total surface runoff <text:s/>for all LUs of current subbasin</text:p>
          </table:table-cell>
          <table:table-cell office:value-type="string">
            <text:p>m³/d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r_qin</text:p>
          </table:table-cell>
          <table:table-cell/>
          <table:table-cell office:value-type="string">
            <text:p>river in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number-columns-repeated="1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_qout</text:p>
          </table:table-cell>
          <table:table-cell/>
          <table:table-cell office:value-type="string">
            <text:p>river out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number-columns-repeated="13"/>
          <table:table-cell office:value-type="string">
            <text:p>w/r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ad</text:p>
          </table:table-cell>
          <table:table-cell/>
          <table:table-cell office:value-type="string">
            <text:p>daily mean shortwave radiation </text:p>
          </table:table-cell>
          <table:table-cell office:value-type="string">
            <text:p>W/m^2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6"/>
        </table:table-row>
        <table:table-row table:style-name="ro2">
          <table:table-cell office:value-type="string">
            <text:p>Radex</text:p>
          </table:table-cell>
          <table:table-cell/>
          <table:table-cell office:value-type="string">
            <text:p>incoming radiation above atmosphere </text:p>
          </table:table-cell>
          <table:table-cell office:value-type="string">
            <text:p>W/m²</text:p>
          </table:table-cell>
          <table:table-cell/>
          <table:table-cell office:value-type="float" office:value="366">
            <text:p>366</text:p>
          </table:table-cell>
          <table:table-cell office:value-type="string">
            <text:p>general_h.f90</text:p>
          </table:table-cell>
          <table:table-cell table:number-columns-repeated="12"/>
          <table:table-cell office:value-type="string">
            <text:p>R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emain</text:p>
          </table:table-cell>
          <table:table-cell/>
          <table:table-cell office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Remainlat</text:p>
          </table:table-cell>
          <table:table-cell/>
          <table:table-cell office:value-type="string">
            <text:p>lateral inflow into current SVC for all 50 cm-horizons that is (still) to be distributed</text:p>
          </table:table-cell>
          <table:table-cell office:value-type="string">
            <text:p>Mm</text:p>
          </table:table-cell>
          <table:table-cell/>
          <table:table-cell office:value-type="string">
            <text:p>maxhori*3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ex</text:p>
          </table:table-cell>
          <table:table-cell table:number-columns-repeated="5"/>
          <table:table-cell office:value-type="string">
            <text:p>petcalc.h</text:p>
          </table:table-cell>
          <table:table-cell table:number-columns-repeated="16"/>
        </table:table-row>
        <table:table-row table:style-name="ro2">
          <table:table-cell office:value-type="string">
            <text:p>rhum</text:p>
          </table:table-cell>
          <table:table-cell/>
          <table:table-cell office:value-type="string">
            <text:p>relative humidity</text:p>
          </table:table-cell>
          <table:table-cell office:value-type="string">
            <text:p>%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6"/>
        </table:table-row>
        <table:table-row table:style-name="ro2">
          <table:table-cell office:value-type="string">
            <text:p>rockintc</text:p>
          </table:table-cell>
          <table:table-cell/>
          <table:table-cell office:value-type="string">
            <text:p>Current Interception on bare rock surfaces</text:p>
          </table:table-cell>
          <table:table-cell/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Rocky</text:p>
          </table:table-cell>
          <table:table-cell/>
          <table:table-cell office:value-type="string">
            <text:p>fraction of impermeable (rock) area in each TC</text:p>
          </table:table-cell>
          <table:table-cell office:value-type="string">
            <text:p>Frac</text:p>
          </table:table-cell>
          <table:table-cell/>
          <table:table-cell office:value-type="string">
            <text:p>sv_comb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rootdep</text:p>
          </table:table-cell>
          <table:table-cell/>
          <table:table-cell office:value-type="string">
            <text:p>key points (nodes) for seasonal dynamics of vegetation root depth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sat_area_of_sc</text:p>
          </table:table-cell>
          <table:table-cell office:value-type="string">
            <text:p>Sofasc</text:p>
          </table:table-cell>
          <table:table-cell office:value-type="string">
            <text:p>saturated area of each SC, relative to total TC area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office:value-type="string">
            <text:p>hymo.f</text:p>
          </table:table-cell>
          <table:table-cell table:number-columns-repeated="15"/>
        </table:table-row>
        <table:table-row table:style-name="ro2">
          <table:table-cell office:value-type="string">
            <text:p>sat_xs_overland_flow_sc</text:p>
          </table:table-cell>
          <table:table-cell office:value-type="string">
            <text:p>sofsc</text:p>
          </table:table-cell>
          <table:table-cell office:value-type="string">
            <text:p>saturation excess overland flow of each SC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sdr</text:p>
          </table:table-cell>
          <table:table-cell/>
          <table:table-cell office:value-type="string">
            <text:p>optionally specified sediment delivery ratio for landscape units</text:p>
          </table:table-cell>
          <table:table-cell office:value-type="string">
            <text:p>0-1</text:p>
          </table:table-cell>
          <table:table-cell/>
          <table:table-cell office:value-type="string">
            <text:p>nsoter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r</text:p>
          </table:table-cell>
          <table:table-cell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seasonality_k</text:p>
          </table:table-cell>
          <table:table-cell/>
          <table:table-cell office:value-type="string">
            <text:p>key points (nodes) for seasonal dynamics of K-factor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erosion_h.90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_in_tc</text:p>
          </table:table-cell>
          <table:table-cell/>
          <table:table-cell office:value-type="string">
            <text:p>internal representation of sed_in for current TC</text:p>
          </table:table-cell>
          <table:table-cell table:number-columns-repeated="2"/>
          <table:table-cell office:value-type="string">
            <text:p>n_sed_classes</text:p>
          </table:table-cell>
          <table:table-cell table:number-columns-repeated="17"/>
        </table:table-row>
        <table:table-row table:style-name="ro2">
          <table:table-cell office:value-type="string">
            <text:p>sed_out_tc</text:p>
          </table:table-cell>
          <table:table-cell/>
          <table:table-cell office:value-type="string">
            <text:p>internal representation of sed_out for current TC</text:p>
          </table:table-cell>
          <table:table-cell table:number-columns-repeated="2"/>
          <table:table-cell office:value-type="string">
            <text:p>n_sed_classes</text:p>
          </table:table-cell>
          <table:table-cell table:number-columns-repeated="17"/>
        </table:table-row>
        <table:table-row table:style-name="ro2">
          <table:table-cell office:value-type="string">
            <text:p>sediment_subbasin</text:p>
          </table:table-cell>
          <table:table-cell/>
          <table:table-cell office:value-type="string">
            <text:p>sediment contribution of each subbasin to the river per day</text:p>
          </table:table-cell>
          <table:table-cell office:value-type="string">
            <text:p>T</text:p>
          </table:table-cell>
          <table:table-cell/>
          <table:table-cell office:value-type="string">
            <text:p>366,subasin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iment_subbasin_t</text:p>
          </table:table-cell>
          <table:table-cell office:value-type="string">
            <text:p>366*nt,subasin,n_sed_class</text:p>
          </table:table-cell>
          <table:table-cell office:value-type="string">
            <text:p>sediment contribution of each subbasin to the river per timestep for all particle classes</text:p>
          </table:table-cell>
          <table:table-cell office:value-type="string">
            <text:p>T</text:p>
          </table:table-cell>
          <table:table-cell/>
          <table:table-cell table:style-name="ce6" office:value-type="string">
            <text:p>366,nt,subasin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out_tc</text:p>
          </table:table-cell>
          <table:table-cell/>
          <table:table-cell office:value-type="string">
            <text:p>sediment output of Tcs (output only)</text:p>
          </table:table-cell>
          <table:table-cell office:value-type="string">
            <text:p>t/km</text:p>
          </table:table-cell>
          <table:table-cell/>
          <table:table-cell office:value-type="string">
            <text:p>366,nt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su</text:p>
          </table:table-cell>
          <table:table-cell/>
          <table:table-cell office:value-type="string">
            <text:p>sediment flux for each landscape unit and particle size class in the current subbasin</text:p>
          </table:table-cell>
          <table:table-cell office:value-type="string">
            <text:p>t</text:p>
          </table:table-cell>
          <table:table-cell/>
          <table:table-cell office:value-type="string">
            <text:p>maxsoter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length</text:p>
          </table:table-cell>
          <table:table-cell/>
          <table:table-cell office:value-type="string">
            <text:p>mean slope length in landscape unit</text:p>
          </table:table-cell>
          <table:table-cell office:value-type="string">
            <text:p>?</text:p>
          </table:table-cell>
          <table:table-cell/>
          <table:table-cell office:value-type="string">
            <text:p>nsoter</text:p>
          </table:table-cell>
          <table:table-cell/>
          <table:table-cell table:style-name="ce7" office:value-type="string">
            <text:p>shared_data.f90</text:p>
          </table:table-cell>
          <table:table-cell table:number-columns-repeated="15"/>
        </table:table-row>
        <table:table-row table:style-name="ro2">
          <table:table-cell office:value-type="string">
            <text:p>slope</text:p>
          </table:table-cell>
          <table:table-cell/>
          <table:table-cell office:value-type="string">
            <text:p>slope of terrain component </text:p>
          </table:table-cell>
          <table:table-cell office:value-type="string">
            <text:p>%</text:p>
          </table:table-cell>
          <table:table-cell/>
          <table:table-cell office:value-type="string">
            <text:p>nterrain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sofarea</text:p>
          </table:table-cell>
          <table:table-cell/>
          <table:table-cell office:value-type="string">
            <text:p>fraction of saturated area(output, not for computations)</text:p>
          </table:table-cell>
          <table:table-cell office:value-type="string">
            <text:p>Frac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_particles</text:p>
          </table:table-cell>
          <table:table-cell/>
          <table:table-cell office:value-type="string">
            <text:p>fraction of particle classes for each soil (uppermost horizon)</text:p>
          </table:table-cell>
          <table:table-cell office:value-type="string">
            <text:p>Frac</text:p>
          </table:table-cell>
          <table:table-cell/>
          <table:table-cell office:value-type="string">
            <text:p>Nsoil, n_sed_class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soilet</text:p>
          </table:table-cell>
          <table:table-cell/>
          <table:table-cell office:value-type="string">
            <text:p>daily soil evapo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fc</text:p>
          </table:table-cell>
          <table:table-cell/>
          <table:table-cell office:value-type="string">
            <text:p>field capacity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oilm</text:p>
          </table:table-cell>
          <table:table-cell/>
          <table:table-cell office:value-type="string">
            <text:p>soil moisture(output, not for computations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mroot</text:p>
          </table:table-cell>
          <table:table-cell/>
          <table:table-cell office:value-type="string">
            <text:p>soil moisture first meter output, (output, not for computations)</text:p>
          </table:table-cell>
          <table:table-cell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mrootsu</text:p>
          </table:table-cell>
          <table:table-cell/>
          <table:table-cell office:value-type="string">
            <text:p>soil moisture first meter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oilmsu</text:p>
          </table:table-cell>
          <table:table-cell/>
          <table:table-cell office:value-type="string">
            <text:p>Mean soil moisture in LU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6"/>
          <table:table-cell office:value-type="string">
            <text:p>soilm_lu</text:p>
          </table:table-cell>
          <table:table-cell table:number-columns-repeated="5"/>
        </table:table-row>
        <table:table-row table:style-name="ro2">
          <table:table-cell office:value-type="string">
            <text:p>Soilpwp</text:p>
          </table:table-cell>
          <table:table-cell/>
          <table:table-cell office:value-type="string">
            <text:p>water content at permanent wilting point (standard 15000 cm suction) (must be in Vol frac, although stated otherwise in older comments</text:p>
          </table:table-cell>
          <table:table-cell office:value-type="string">
            <text:p>Vol 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Soilwater</text:p>
          </table:table-cell>
          <table:table-cell/>
          <table:table-cell office:value-type="string">
            <text:p>average soil moisture of every terrain component</text:p>
          </table:table-cell>
          <table:table-cell office:value-type="string">
            <text:p>Mm</text:p>
          </table:table-cell>
          <table:table-cell/>
          <table:table-cell office:value-type="string">
            <text:p>366,sv_comb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soilwtc</text:p>
          </table:table-cell>
          <table:table-cell/>
          <table:table-cell office:value-type="string">
            <text:p>average soil moisture of each terrain component (currently not used)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Subasin</text:p>
          </table:table-cell>
          <table:table-cell office:value-type="string">
            <text:p>Nmun</text:p>
          </table:table-cell>
          <table:table-cell office:value-type="string">
            <text:p>TOTAL NUMBER OF SUB-BASIN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subbasin</text:p>
          </table:table-cell>
          <table:table-cell office:value-type="string">
            <text:p>Eva</text:p>
          </table:table-cell>
          <table:table-cell table:number-columns-repeated="4"/>
        </table:table-row>
        <table:table-row table:style-name="ro2">
          <table:table-cell office:value-type="string">
            <text:p>Subflow</text:p>
          </table:table-cell>
          <table:table-cell/>
          <table:table-cell office:value-type="string">
            <text:p>total subsurface runoff for each subbasin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ub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ublat_in</text:p>
          </table:table-cell>
          <table:table-cell/>
          <table:table-cell office:value-type="string">
            <text:p>Subsurface lateral inflow into each TC of current LU</text:p>
          </table:table-cell>
          <table:table-cell table:style-name="ce5"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ublat_out</text:p>
          </table:table-cell>
          <table:table-cell/>
          <table:table-cell office:value-type="string">
            <text:p>Subsurface lateral outflow out of each TC of current LU</text:p>
          </table:table-cell>
          <table:table-cell table:style-name="ce5" office:value-type="string">
            <text:p>M**3?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urfflow_in</text:p>
          </table:table-cell>
          <table:table-cell/>
          <table:table-cell office:value-type="string">
            <text:p>overland inflow for all TCs of current LU</text:p>
          </table:table-cell>
          <table:table-cell table:number-columns-repeated="2"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urfflow_out</text:p>
          </table:table-cell>
          <table:table-cell/>
          <table:table-cell office:value-type="string">
            <text:p>Overland outflow for all TCs of current LU</text:p>
          </table:table-cell>
          <table:table-cell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urfflow_tc</text:p>
          </table:table-cell>
          <table:table-cell/>
          <table:table-cell office:value-type="string">
            <text:p>surface runoff of Tcs (output only)</text:p>
          </table:table-cell>
          <table:table-cell office:value-type="string">
            <text:p>mm</text:p>
          </table:table-cell>
          <table:table-cell/>
          <table:table-cell office:value-type="string">
            <text:p>366,nt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v_comb</text:p>
          </table:table-cell>
          <table:table-cell office:value-type="string">
            <text:p>nmunsutc</text:p>
          </table:table-cell>
          <table:table-cell office:value-type="string">
            <text:p>TOTAL NUMBER OF subbasin/LU/TC combinations (TC-instances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sv_comb</text:p>
          </table:table-cell>
          <table:table-cell office:value-type="string">
            <text:p>Eva</text:p>
          </table:table-cell>
          <table:table-cell table:number-columns-repeated="4"/>
        </table:table-row>
        <table:table-row table:style-name="ro2">
          <table:table-cell office:value-type="string">
            <text:p>svc_k_fac</text:p>
          </table:table-cell>
          <table:table-cell/>
          <table:table-cell office:value-type="string">
            <text:p>MUSLE-factor K for each SVC and seasonal node(LS comes from the TC itself)</text:p>
          </table:table-cell>
          <table:table-cell table:number-columns-repeated="2"/>
          <table:table-cell office:value-type="string">
            <text:p>Nsvc,4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svc_k_fac_day</text:p>
          </table:table-cell>
          <table:table-cell/>
          <table:table-cell office:value-type="string">
            <text:p>erosion factor dynamics of current day and subbasin</text:p>
          </table:table-cell>
          <table:table-cell table:number-columns-repeated="2"/>
          <table:table-cell office:value-type="string">
            <text:p>nsvc</text:p>
          </table:table-cell>
          <table:table-cell office:value-type="string">
            <text:p>erosion_h.90</text:p>
          </table:table-cell>
          <table:table-cell table:number-columns-repeated="16"/>
        </table:table-row>
        <table:table-row table:style-name="ro2">
          <table:table-cell office:value-type="string">
            <text:p>svc_soil_veg</text:p>
          </table:table-cell>
          <table:table-cell/>
          <table:table-cell office:value-type="string">
            <text:p>contains internal IDs of soils and vegetation units belonging to each SVC</text:p>
          </table:table-cell>
          <table:table-cell office:value-type="string">
            <text:p>Id</text:p>
          </table:table-cell>
          <table:table-cell/>
          <table:table-cell office:value-type="string">
            <text:p>Nsvc,2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T</text:p>
          </table:table-cell>
          <table:table-cell/>
          <table:table-cell office:value-type="string">
            <text:p>Year of current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7"/>
          <table:table-cell office:value-type="string">
            <text:p>w/r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_contains_svc</text:p>
          </table:table-cell>
          <table:table-cell/>
          <table:table-cell office:value-type="string">
            <text:p>contains which SVCs are contained in each TC, indexed by TC-types</text:p>
          </table:table-cell>
          <table:table-cell table:number-columns-repeated="2"/>
          <table:table-cell office:value-type="string">
            <text:p>nterrain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tc_counter</text:p>
          </table:table-cell>
          <table:table-cell office:value-type="string">
            <text:p>TC</text:p>
          </table:table-cell>
          <table:table-cell office:value-type="string">
            <text:p>Counter for Tcs in one LU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office:value-type="string">
            <text:p>hymo.f, hymo_hour.f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tc_counter_all</text:p>
          </table:table-cell>
          <table:table-cell office:value-type="string">
            <text:p>Temp1</text:p>
          </table:table-cell>
          <table:table-cell office:value-type="string">
            <text:p>Counter over all TC instance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_counter2</text:p>
          </table:table-cell>
          <table:table-cell office:value-type="string">
            <text:p>TC2</text:p>
          </table:table-cell>
          <table:table-cell office:value-type="string">
            <text:p>Internal representation of tc / tc_counter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tc_idx</text:p>
          </table:table-cell>
          <table:table-cell office:value-type="string">
            <text:p>temp_idx</text:p>
          </table:table-cell>
          <table:table-cell office:value-type="string">
            <text:p>Unique Ids for TC instances, used for daily theta output</text:p>
          </table:table-cell>
          <table:table-cell office:value-type="string">
            <text:p>Id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aet</text:p>
          </table:table-cell>
          <table:table-cell/>
          <table:table-cell office:value-type="string">
            <text:p>Actual evapotranspiration of TC</text:p>
          </table:table-cell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>
            <text:p>tcallid</text:p>
          </table:table-cell>
          <table:table-cell/>
          <table:table-cell office:value-type="string">
            <text:p>IDs of all Subbasin-LU-TC-combinations (instances of Tcs)</text:p>
          </table:table-cell>
          <table:table-cell office:value-type="string">
            <text:p>Id</text:p>
          </table:table-cell>
          <table:table-cell/>
          <table:table-cell office:value-type="string">
            <text:p>subasin,maxsoter,maxterra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Tcarea2</text:p>
          </table:table-cell>
          <table:table-cell table:style-name="ce1" office:value-type="string">
            <text:p>Areax, area_tc</text:p>
          </table:table-cell>
          <table:table-cell office:value-type="string">
            <text:p>area of terrain component in work</text:p>
          </table:table-cell>
          <table:table-cell table:style-name="ce2" office:value-type="string">
            <text:p>km**2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TCID_instance</text:p>
          </table:table-cell>
          <table:table-cell office:value-type="string">
            <text:p>TCID</text:p>
          </table:table-cell>
          <table:table-cell office:value-type="string">
            <text:p>(internal) id of TC-instance (unique subbas-LU-TC-combination)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Tcid2</text:p>
          </table:table-cell>
          <table:table-cell/>
          <table:table-cell office:value-type="string">
            <text:p>Internal representation of tcid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table:style-name="ce2" office:value-type="string">
            <text:p>tcintc</text:p>
          </table:table-cell>
          <table:table-cell table:style-name="ce2"/>
          <table:table-cell office:value-type="string">
            <text:p>Current Interception evaporation of entire TC, internal representation of intctc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clai</text:p>
          </table:table-cell>
          <table:table-cell/>
          <table:table-cell table:style-name="ce2" office:value-type="string">
            <text:p>Current LAI of TC</text:p>
          </table:table-cell>
          <table:table-cell table:style-name="ce2"/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emp_hori_thick</text:p>
          </table:table-cell>
          <table:table-cell office:value-type="string">
            <text:p>Horidep</text:p>
          </table:table-cell>
          <table:table-cell office:value-type="string">
            <text:p>Thickness of soil horizons (temporary var)</text:p>
          </table:table-cell>
          <table:table-cell office:value-type="string">
            <text:p>mm</text:p>
          </table:table-cell>
          <table:table-cell/>
          <table:table-cell office:value-type="string">
            <text:p>nsoil,maxhori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templat</text:p>
          </table:table-cell>
          <table:table-cell/>
          <table:table-cell office:value-type="string">
            <text:p>lateral subsurface runoff to be redistributed between SVCs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thact</text:p>
          </table:table-cell>
          <table:table-cell/>
          <table:table-cell office:value-type="string">
            <text:p>(average) actual water content of TC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hact1</text:p>
          </table:table-cell>
          <table:table-cell/>
          <table:table-cell office:value-type="string">
            <text:p>(average) actual water content of TC before soilwat-routine</text:p>
          </table:table-cell>
          <table:table-cell office:value-type="string">
            <text:p>mm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Default"/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heta_tc</text:p>
          </table:table-cell>
          <table:table-cell office:value-type="string">
            <text:p>theta_pc</text:p>
          </table:table-cell>
          <table:table-cell office:value-type="string">
            <text:p>Mean theta (saturation) of all TC instances for a given day (output only)</text:p>
          </table:table-cell>
          <table:table-cell office:value-type="string">
            <text:p>%</text:p>
          </table:table-cell>
          <table:table-cell/>
          <table:table-cell office:value-type="string">
            <text:p>366,nt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hetas</text:p>
          </table:table-cell>
          <table:table-cell/>
          <table:table-cell office:value-type="string">
            <text:p>saturated soil water content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hfree</text:p>
          </table:table-cell>
          <table:table-cell/>
          <table:table-cell office:value-type="string">
            <text:p>water content above field capacity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maxsoil,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thsc</text:p>
          </table:table-cell>
          <table:table-cell/>
          <table:table-cell office:value-type="string">
            <text:p>soil moisture of each SC</text:p>
          </table:table-cell>
          <table:table-cell table:number-columns-repeated="2"/>
          <table:table-cell office:value-type="string">
            <text:p>3,366,maxsoil</text:p>
          </table:table-cell>
          <table:table-cell/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start</text:p>
          </table:table-cell>
          <table:table-cell/>
          <table:table-cell office:value-type="string">
            <text:p>Start year of simula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stop</text:p>
          </table:table-cell>
          <table:table-cell/>
          <table:table-cell office:value-type="string">
            <text:p>End year of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upbasin</text:p>
          </table:table-cell>
          <table:table-cell/>
          <table:table-cell office:value-type="string">
            <text:p>MAP ID of up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Vangen</text:p>
          </table:table-cell>
          <table:table-cell/>
          <table:table-cell office:value-type="string">
            <text:p>Relative saturation</text:p>
          </table:table-cell>
          <table:table-cell office:value-type="string">
            <text:p>Frac</text:p>
          </table:table-cell>
          <table:table-cell/>
          <table:table-cell office:value-type="string">
            <text:p>Maxhori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watbal </text:p>
          </table:table-cell>
          <table:table-cell/>
          <table:table-cell table:style-name="ce2" office:value-type="string">
            <text:p>checks water balance of TC for each timestep </text:p>
          </table:table-cell>
          <table:table-cell table:style-name="ce2"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water_subbasin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day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>
            <text:p>water_subbasin_t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timestep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>
            <text:p>Zfrac</text:p>
          </table:table-cell>
          <table:table-cell/>
          <table:table-cell office:value-type="string">
            <text:p>fraction of empty pore space (saturation deficit) of each SVC of current TC</text:p>
          </table:table-cell>
          <table:table-cell office:value-type="string">
            <text:p>Vol. fraction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r_storage</text:p>
          </table:table-cell>
          <table:table-cell/>
          <table:table-cell office:value-type="string">
            <text:p>storage volume in river reach</text:p>
          </table:table-cell>
          <table:table-cell office:value-type="string">
            <text:p>m3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4"/>
          <table:table-cell office:value-type="string">
            <text:p>W/R</text:p>
          </table:table-cell>
          <table:table-cell/>
        </table:table-row>
        <table:table-row table:style-name="ro2">
          <table:table-cell office:value-type="string">
            <text:p>r_depth_cur</text:p>
          </table:table-cell>
          <table:table-cell/>
          <table:table-cell office:value-type="string">
            <text:p>current river depth at calculation step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4"/>
          <table:table-cell office:value-type="string">
            <text:p>W</text:p>
          </table:table-cell>
          <table:table-cell/>
        </table:table-row>
        <table:table-row table:style-name="ro2">
          <table:table-cell office:value-type="string">
            <text:p>r_depth</text:p>
          </table:table-cell>
          <table:table-cell/>
          <table:table-cell office:value-type="string">
            <text:p>river channel depth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r_length</text:p>
          </table:table-cell>
          <table:table-cell/>
          <table:table-cell office:value-type="string">
            <text:p>river length</text:p>
          </table:table-cell>
          <table:table-cell office:value-type="string">
            <text:p>k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r_width_fp</text:p>
          </table:table-cell>
          <table:table-cell/>
          <table:table-cell office:value-type="string">
            <text:p>river bottom width of floodplain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r_width</text:p>
          </table:table-cell>
          <table:table-cell/>
          <table:table-cell office:value-type="string">
            <text:p>river channel width (bankful width)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r_ksat</text:p>
          </table:table-cell>
          <table:table-cell/>
          <table:table-cell office:value-type="string">
            <text:p>effective hydraulic conductivity of main channel alluvium</text:p>
          </table:table-cell>
          <table:table-cell office:value-type="string">
            <text:p>mm/h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tsh</text:p>
          </table:table-cell>
          <table:table-cell/>
          <table:table-cell office:value-type="string">
            <text:p>time of saturation for each horizon</text:p>
          </table:table-cell>
          <table:table-cell office:value-type="string">
            <text:p>?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>
            <text:p>namic</text:p>
          </table:table-cell>
          <table:table-cell/>
          <table:table-cell office:value-type="string">
            <text:p>effective refillable porosity in micropores</text:p>
          </table:table-cell>
          <table:table-cell office:value-type="string">
            <text:p>[-]</text:p>
          </table:table-cell>
          <table:table-cell table:number-columns-repeated="2"/>
          <table:table-cell office:value-type="string">
            <text:p>soilwat.f90</text:p>
          </table:table-cell>
          <table:table-cell table:number-columns-repeated="16"/>
        </table:table-row>
        <table:table-row table:style-name="ro4">
          <table:table-cell office:value-type="string">
            <text:p>macro</text:p>
          </table:table-cell>
          <table:table-cell/>
          <table:table-cell office:value-type="string">
            <text:p>macroporosity?</text:p>
          </table:table-cell>
          <table:table-cell table:number-columns-repeated="2"/>
          <table:table-cell office:value-type="string">
            <text:p>maxsoil,maxhori</text:p>
          </table:table-cell>
          <table:table-cell office:value-type="string">
            <text:p>soilwat.f90</text:p>
          </table:table-cell>
          <table:table-cell table:number-columns-repeated="16"/>
        </table:table-row>
        <table:table-row table:style-name="ro2" table:number-rows-repeated="31739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Tabe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database-ranges>
        <table:database-range table:target-range-address="Tabelle1.A3:Tabelle1.AMJ2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5">15.12.2010</text:date>, <text:time>15:27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5-06-23T12:25:26</meta:creation-date>
    <dc:creator>Till Francke</dc:creator>
    <dc:date>2010-12-15T15:27:22.71</dc:date>
    <meta:editing-cycles>168</meta:editing-cycles>
    <meta:editing-duration>PT239H44M53S</meta:editing-duration>
    <meta:document-statistic meta:table-count="3" meta:cell-count="1573" meta:object-count="0"/>
    <meta:user-defined meta:name="Info 1"/>
    <meta:user-defined meta:name="Info 2"/>
    <meta:user-defined meta:name="Info 3"/>
    <meta:user-defined meta:name="Info 4"/>
  </office:meta>
</office:document-meta>
</file>